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text-indent="0in" style:auto-text-indent="false"/>
    </style:style>
    <style:style style:name="P2" style:family="paragraph" style:parent-style-name="Subtitle">
      <style:paragraph-properties fo:margin-left="0in" fo:margin-right="0in" fo:text-indent="0in" style:auto-text-indent="false"/>
    </style:style>
    <style:style style:name="P3" style:family="paragraph" style:parent-style-name="Title">
      <style:paragraph-properties fo:margin-left="0in" fo:margin-right="0in" fo:text-indent="0in" style:auto-text-indent="false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Title" style:master-page-name="First_20_Page">
      <style:paragraph-properties fo:margin-left="0in" fo:margin-right="0in" fo:text-indent="0in" style:auto-text-indent="false" style:page-number="auto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3">České vysoké učení technické</text:p>
      <text:p text:style-name="P2">Fakulta elektrotechnická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Title">Návrh</text:p>
      <text:p text:style-name="Subtitle">Systém elekronických voleb</text:p>
      <text:p text:style-name="Subtitle">E-volby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Obsah1_Head">
            <text:p text:style-name="P6">Obsah</text:p>
          </text:index-title>
          <text:p text:style-name="P7">Architektura aplikace<text:tab/>3</text:p>
          <text:p text:style-name="P7">Model tříd<text:tab/>5</text:p>
          <text:p text:style-name="P8">CreatingElection<text:tab/>5</text:p>
          <text:p text:style-name="P8">GenerateResult<text:tab/>5</text:p>
          <text:p text:style-name="P8">Nominating<text:tab/>5</text:p>
          <text:p text:style-name="P8">Voting<text:tab/>5</text:p>
          <text:p text:style-name="P7">Použité technologie a knihovny<text:tab/>6</text:p>
          <text:p text:style-name="P8">Glassfish<text:tab/>6</text:p>
          <text:p text:style-name="P8">MySQL<text:tab/>6</text:p>
          <text:p text:style-name="P8">Netbeans<text:tab/>6</text:p>
          <text:p text:style-name="P8">Google Code<text:tab/>6</text:p>
          <text:p text:style-name="P8">Google Wave<text:tab/>6</text:p>
        </text:index-body>
      </text:table-of-content>
      <text:p text:style-name="Text_20_body"/>
      <text:h text:style-name="P4" text:outline-level="1">Architektura aplikace</text:h>
      <text:p text:style-name="Text_20_body">Diagramy struktury projektů jsou uloženy v souboru [ Logical architecture.pdf ]</text:p>
      <text:p text:style-name="Text_20_body">Jak už bylo v bezpečnostních rizicích zmíněno, jednotlivé komponenty musí běžet na různých serverech. Proto je celý tento systém rozdělen do několik samostatných projektů, které je možné nahrát samostatně na různé servery. V rámci lokálních voleb je samozřejmé, že tyto jednotlivé moduly budou nahrány na jeden server ( viz Diagramy nasazení ).</text:p>
      <text:p text:style-name="Text_20_body">Prvním modulem je Controller. Tento modul ovládá celkovou logiku aplikace. Má své webové rozhraní, ke kterému se připojují, jak administrator, tak komisaři a voliči. Aby systém rozeznal, kdo se k tomuto rozhraní hlásí, je zde použito J2EE rolí. Každý uživatel má v realmu u svého loginu a hesla uloženou J2EE roli, která říká jaké má daný uživatel oprávnění v systému a do kterých oblastí ho tento systém autorizuje. Z toho vyplívá, že v naší aplikaci se využívají tři role: admin, commissioner a voter.</text:p>
      <text:p text:style-name="Text_20_body">Dále je tento modul rozdělen na tři vrstvy. Jsou to vrstvy prezentační ( webové rozhraní ), aplikační ( enterprise beany ), datová ( databáze ).</text:p>
      <text:p text:style-name="Text_20_body">Prezentační vrstva je tvořena JSP stránkami a managed beanama, které slouží jako prostředník mezi stránkami a aplikační vrstvou.</text:p>
      <text:p text:style-name="Text_20_body">Aplikační vrstvu tvoří entitní třídy a enterprise beany, které jsou schopné číst a ukládat data do relační databáze. Zde jsou naimplementovány všechny metody právě pro tuto činnost. Například beana CreateElectionSessionBean má v sobě implementovány metody na práci s volbami (vytváření nových voleb, přidávání komisařů do voleb, vytváření volebních událostí), ale také tato beana slouží pro načítání dat z databáze ( např. Komisařovi volby, volby, ve kterých může volič volit, atd. ). Všechny beany jsou popsány v diagramech v souboru určenému pro tuto část.</text:p>
      <text:p text:style-name="Text_20_body">Pro tento modul potřebujeme tabulky Candidate, Commissioner, Election, ElectionEvent, ElectionResult, Vote, Voter.</text:p>
      <text:p text:style-name="Text_20_body">Dalším modulem je Applet skrz který může volič hlasovat v tomto volebním systému. Tento applet je vytvořen v jazyku JAVA fx a má jednoduchou strukturu. Tento applet se skládá ze dvou vrstev. V prezentační vrstvě je vidět seznam kandidátů a dvě tlačítka u každého z nich (pro volbu zvolit kandidáta či nikoli). Dále jsou v zápatí další dvě tlačítka jedno slouží pro odeslání hlasu a druhé na vypnutí appletu. V aplikační vrstvě máme dvě třídy, první z nich je Receiver, která slouží pro získání kandidátů dané volební události a třída Sender slouží pro odeslání volebního lístku.</text:p>
      <text:p text:style-name="Text_20_body">Třetím modulem je Validátor. Tento modul se skládá pouze ze dvou vrstev. Narozdíl od Controlleru tento modul nepotřebuje žádné webové rozhraní protože se veškerá jeho funkcionalita nastavuje z modulu Controller. V aplikační vrstvě tohoto modulu jsou opět (stejně jako u Controlleru) entitní třídy a enterprise beana. Tento modul má <text:soft-page-break/>opět svou vlastní databázi.</text:p>
      <text:p text:style-name="Text_20_body">Posledním modulem totoho systému je modul Counter. Tento modul je hodně podobný modulu validátor. Skládá se opět ze dvou vrstev. V té aplikační se opět nacházejí entitní třídy a enterprise beany. Tento modul má opět svoji vlastní databázi.</text:p>
      <text:p text:style-name="Text_20_body"/>
      <text:h text:style-name="P4" text:outline-level="1">Model tříd</text:h>
      <text:p text:style-name="Text_20_body">Diagramy modelu tříd jsou uloženy v souboru [ Class model.pdf ].</text:p>
      <text:h text:style-name="Heading_20_2" text:outline-level="2">CreatingElection</text:h>
      <text:p text:style-name="Text_20_body">Tvorba volební údalosti, její spojení s komisí a následně i s komisaři.</text:p>
      <text:h text:style-name="Heading_20_2" text:outline-level="2">GenerateResult</text:h>
      <text:p text:style-name="Text_20_body">Výpočet výsledků volební události.</text:p>
      <text:h text:style-name="Heading_20_2" text:outline-level="2">Nominating</text:h>
      <text:p text:style-name="Text_20_body">Nominace kandidátů pro volební událost s jejich programem a schvalovacím řízením.</text:p>
      <text:h text:style-name="Heading_20_2" text:outline-level="2">Voting</text:h>
      <text:p text:style-name="Text_20_body">Samotný průběh volby voliče.</text:p>
      <text:p text:style-name="Text_20_body"/>
      <text:h text:style-name="P4" text:outline-level="1">Použité technologie a knihovny</text:h>
      <text:h text:style-name="Heading_20_2" text:outline-level="2">Glassfish</text:h>
      <text:p text:style-name="Text_20_body">Aplikační server Glassfish pro platformu JavaEE ve verzi 2.1.1 jsem přejali od našich předchůdců pracujících dříve na tomto projektu. Sami vidíme mezi jeho nespornými výhodami skutečnost, že se jedná o open source. Tento server je navíc psán jako ukázková implementace nových rysů v poslední specifikaci platformy JavaEE, tudíž máme zajištěnu podporu nejmodernějších technik. </text:p>
      <text:h text:style-name="Heading_20_2" text:outline-level="2">MySQL</text:h>
      <text:p text:style-name="Text_20_body">Stejně jako v případe Glassfishe jsme i my zůstali u MySQL jako naši předchůdci. MySQL se vyznačuje velmi jednoduchou administrací a je velmi přizpůsobivé a multiplatformní, což nám umožní soustředit se více na samotný projekt.</text:p>
      <text:h text:style-name="Heading_20_2" text:outline-level="2">Netbeans</text:h>
      <text:p text:style-name="Text_20_body">Jako vývojové prostředí jsme zvolili Netbeans, pro jednoduché prostředí a naši dobrou znalost tohoto nástroje.</text:p>
      <text:p text:style-name="Text_20_body">Krom toho Netbeans skvěle zvládá spolupráci s Glasshfish serverem a dokáže snadno komunikovat s MySQL databází.</text:p>
      <text:h text:style-name="Heading_20_2" text:outline-level="2">Google Code</text:h>
      <text:p text:style-name="Text_20_body">Rozhodli jsme se projekt hostovat na Googlu, konkrétně na jeho službě Google Code. <text:s/>Mezi hlavní důvody vedoucí k tomuto rozhodnutí jistě patří dobré jméno Googlu a jistota, že služby jím nabízené jsou kvalitní, vždy dostupné a nehrozí v podstatě žádná ztráta dat. Navíc nám služba Google Code zastřešuje hned několik nástrojů nezbytných k vývoji projektů – SVN, Issues Tracker a Wiki.</text:p>
      <text:h text:style-name="Heading_20_2" text:outline-level="2">Google Wave</text:h>
      <text:p text:style-name="Text_20_body">Pro komunikaci uvnitř týmu se nám osvědčil z již dřívějších projektů Google Wave, který nabízí velmi efektivní, snadné a rychlé řešení vzájemné komunikace mezi více uživateli. Hlavními výhodami je real-timová komunikace, možnost vytvářet neomezené množství vláken vzájemně se vnořujícíh do sebe v rámci jednoho „Wavu“ či možnost editovat všechny příspěvky. Samozřejmostí je uchovávání historie změn, takže není problém dohledat jakékoliv změny zpětně a sledovat plnění „Wavu“.</text:p>
      <text:p text:style-name="Text_20_body">Krom toho Google Wave vždy upozorní na nový příspěvek e-mail, případně se dá do Google Chrome či Firefoxu doinstalovat doplněk, který indikuje nové zprávy. Komunikace je tedy vskutku blesková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cs" fo:country="CZ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left="0in" fo:margin-right="0in" fo:margin-top="0in" fo:margin-bottom="0.0827in" fo:text-align="center" style:justify-single-word="false" fo:text-indent="-0.0398in" style:auto-text-indent="false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Autoři" style:family="paragraph" style:parent-style-name="Text_20_body" style:next-style-name="Text_20_body">
      <style:paragraph-properties fo:margin-top="0in" fo:margin-bottom="0.0827in" fo:text-align="end" style:justify-single-word="false" style:shadow="none">
        <style:tab-stops/>
      </style:paragraph-properties>
    </style:style>
    <style:style style:name="Frame_20_contents" style:display-name="Frame contents" style:family="paragraph" style:parent-style-name="Text_20_body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number:date-style style:name="N30" number:automatic-order="true" number:format-source="language">
      <number:day/>
      <number:text>.</number:text>
      <number:month/>
      <number:text>.</number:text>
      <number:year/>
    </number:date-style>
  </office:automatic-styles>
  <office:master-styles>
    <style:master-page style:name="Standard" style:page-layout-name="Mpm1">
      <style:header>
        <text:p text:style-name="Header">Návrh<text:tab/><text:tab/>E-volby</text:p>
      </style:header>
      <style:footer>
        <text:p text:style-name="Footer"><text:date style:data-style-name="N30" text:date-value="2010-10-05T21:33:11.99">5.10.2010</text:date><text:tab/><text:tab/><text:page-number text:select-page="current">6</text:page-number>/<text:page-count>6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><text:date style:data-style-name="N30" text:date-value="2010-10-05T21:33:11.99">5.10.2010</text:date><text:tab/><text:tab/>Tomáš Čerevka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máš Čerevka</meta:initial-creator>
    <meta:creation-date>2010-10-03T17:06:19.93</meta:creation-date>
    <dc:date>2010-10-05T21:33:12</dc:date>
    <dc:creator>Tomáš Čerevka</dc:creator>
    <meta:editing-duration>PT02H11M10S</meta:editing-duration>
    <meta:editing-cycles>9</meta:editing-cycles>
    <meta:generator>OpenOffice.org/3.2$Linux OpenOffice.org_project/320m12$Build-9483</meta:generator>
    <meta:document-statistic meta:table-count="0" meta:image-count="0" meta:object-count="0" meta:page-count="6" meta:paragraph-count="55" meta:word-count="859" meta:character-count="5673"/>
  </office:meta>
</office:document-meta>
</file>